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1f225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yui_3_17_2_1_1536774405074_35">
        <text:section text:style-name="Sect1" text:name="yui_3_17_2_1_1536774405074_34">
          <text:h text:style-name="Heading_20_3" text:outline-level="3">[CLASE 4] - 27/08/2018 – Presencial</text:h>
          <text:p text:style-name="Text_20_body"/>
        </text:section>
      </text:section>
      <text:section text:style-name="Sect1" text:name="yui_3_17_2_1_1536774405074_40">
        <text:p text:style-name="Text_20_body">Archivos para trabajar en clase.</text:p>
        <text:p text:style-name="Text_20_body">El PDF denominado LAB3 - Actividad con Consultas de Selección - Cláusula JOIN contiene las consultas que deberán ser resueltas con la base de datos ALMACEN utilizada en la Clase 3.</text:p>
        <text:p text:style-name="Text_20_body"/>
        <text:p text:style-name="Text_20_body">A continuación adjunto una serie de consultas extra a resolver con la misma base:</text:p>
        <text:p text:style-name="P1">-- 1) Obtener un listado con el Nombre del producto, precio, stock y nombre de la marca de todos los artículos con stock menor a 10.</text:p>
        <text:p text:style-name="P1"/>
        <text:p text:style-name="P1">-- 2) Obtener un listado con el nombre y apellido del cliente, nombre de la ciudad, provincia y país.</text:p>
        <text:p text:style-name="P1"/>
        <text:p text:style-name="P1">-- 3) Obtener un listado con el nombre de todas las ciudades y el nombre de sus respectivas provincias.</text:p>
        <text:p text:style-name="P1"/>
        <text:p text:style-name="P1">-- 4) Igual al anterior pero si una provincia no tiene ninguna ciudad asociada deberá formar parte igualmente del listado.</text:p>
        <text:p text:style-name="P1"/>
        <text:p text:style-name="P1">-- 5) Igual al anterior pero incluyendo el nombre del país al listado.</text:p>
        <text:p text:style-name="P1"/>
        <text:p text:style-name="P1">-- 6) Igual al anterior pero si un país no tiene ninguna provincia asociada deberá formar parte igualmente del listado.</text:p>
        <text:p text:style-name="P1"/>
        <text:p text:style-name="P1">-- 7) Obtener un listado con el Nombre del producto, precio, stock y nombre de la marca de todos los productos cuya categoría sea Gaseosas.</text:p>
        <text:p text:style-name="P1"/>
        <text:p text:style-name="P1">-- 8) Obtener para cada venta, el nombre del producto, la cantidad vendidad, el nombre de la marca y el apellido y nombre del cliente que realizó la compra.</text:p>
        <text:p text:style-name="P1"/>
        <text:p text:style-name="P1">-- 9) Obtener para cada venta, el nombre del producto vendido sin repeticiones.</text:p>
        <text:p text:style-name="P1"/>
        <text:p text:style-name="P1">-- 10) Obtener los productos que no fueron vendidos.</text:p>
        <text:p text:style-name="P1"/>
        <text:p text:style-name="P1">-- 11) Obtener los clientes que no hayan realizado ninguna compra.</text:p>
        <text:p text:style-name="P1"/>
        <text:p text:style-name="P1">-- 12) Obtener para cada categoría de producto las diferentes marcas disponibles a la venta.</text:p>
        <text:p text:style-name="Text_20_body"><text:line-break/></text:p>
        <text:p text:style-name="Text_20_body"/>
        <text:section text:style-name="Sect1" text:name="yui_3_17_2_1_1536774405074_39">
          <text:p text:style-name="P1"> </text:p>
          <text:section text:style-name="Sect1" text:name="yui_3_17_2_1_1536774405074_38">
            <text:p text:style-name="P1"><text:soft-page-break/></text:p>
            <text:section text:style-name="Sect1" text:name="yui_3_17_2_1_1536774405074_37">
              <text:p text:style-name="P2"><text:bookmark text:name="yui_3_17_2_1_1536774405074_36"/><text:a xlink:type="simple" xlink:href="http://frgp.cvg.utn.edu.ar/pluginfile.php/99905/mod_forum/attachment/319237/CLASE%204.zip" text:style-name="Internet_20_link" text:visited-style-name="Visited_20_Internet_20_Link">CLASE 4.zip</text:a></text:p>
              <text:p text:style-name="P2"><text:line-break/>djunto consultas trabajadas en clase.</text:p>
            </text:section>
          </text:section>
        </text:section>
      </text:section>
      <text:section text:style-name="Sect1" text:name="yui_3_17_2_1_1536774405074_33">
        <text:section text:style-name="Sect1" text:name="yui_3_17_2_1_1536774405074_32">
          <text:section text:style-name="Sect1" text:name="yui_3_17_2_1_1536774405074_31">
            <text:p text:style-name="P1"> </text:p>
            <text:section text:style-name="Sect1" text:name="yui_3_17_2_1_1536774405074_30">
              <text:p text:style-name="P1"/>
              <text:section text:style-name="Sect1" text:name="yui_3_17_2_1_1536774405074_29">
                <text:p text:style-name="P1"><text:s/><text:bookmark text:name="yui_3_17_2_1_1536774405074_28"/><text:a xlink:type="simple" xlink:href="http://frgp.cvg.utn.edu.ar/pluginfile.php/99905/mod_forum/attachment/319252/Ejemplo_JOINS.sql" text:style-name="Internet_20_link" text:visited-style-name="Visited_20_Internet_20_Link">Ejemplo_JOINS.sql</text:a></text:p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47:09.911000000</meta:creation-date>
    <dc:date>2018-09-12T15:06:47.185000000</dc:date>
    <meta:editing-duration>PT19M37S</meta:editing-duration>
    <meta:editing-cycles>1</meta:editing-cycles>
    <meta:generator>LibreOffice/6.0.2.1$Windows_X86_64 LibreOffice_project/f7f06a8f319e4b62f9bc5095aa112a65d2f3ac89</meta:generator>
    <meta:print-date>2018-09-12T15:14:54.150000000</meta:print-date>
    <meta:document-statistic meta:table-count="0" meta:image-count="0" meta:object-count="0" meta:page-count="2" meta:paragraph-count="22" meta:word-count="282" meta:character-count="1629" meta:non-whitespace-character-count="1360"/>
  </office:meta>
</office:document-meta>
</file>